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line-height="100%">
        <style:tab-stops>
          <style:tab-stop style:position="0.5in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 style:list-style-name="WW8Num1">
      <style:paragraph-properties fo:line-height="100%">
        <style:tab-stops>
          <style:tab-stop style:position="0.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 style:list-style-name="WW8Num2">
      <style:paragraph-properties fo:text-align="justify" style:justify-single-word="false">
        <style:tab-stops>
          <style:tab-stop style:position="0.5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 style:list-style-name="WW8Num2">
      <style:paragraph-properties fo:text-align="justify" style:justify-single-word="false">
        <style:tab-stops>
          <style:tab-stop style:position="0.5in"/>
        </style:tab-stops>
      </style:paragraph-properties>
      <style:text-properties style:font-name="Times New Roman" fo:font-size="12pt" fo:language="en" fo:country="US" style:font-size-asian="12pt" style:font-name-complex="Times New Roman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master-page-name="Standard">
      <style:paragraph-properties fo:line-height="100%" style:page-number="auto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2" style:family="paragraph" style:parent-style-name="List_20_Paragraph" style:list-style-name="WW8Num3"/>
    <style:style style:name="P13" style:family="paragraph" style:parent-style-name="List_20_Paragraph" style:list-style-name="WW8Num3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fo:color="#000099"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rucciones para acceder a la herramienta de control de fallas</text:p>
      <text:p text:style-name="P5"/>
      <text:list xml:id="list1474895335" text:style-name="WW8Num1">
        <text:list-item>
          <text:p text:style-name="P1"><text:span text:style-name="T1">Se debe ingresar a la pagina de inicio del proyecto en Google Code </text:span><text:span text:style-name="T2">(</text:span><text:span text:style-name="T2">http</text:span><text:span text:style-name="T2">://</text:span><text:span text:style-name="T2">code</text:span><text:span text:style-name="T2">.</text:span><text:span text:style-name="T2">google</text:span><text:span text:style-name="T2">.</text:span><text:span text:style-name="T2">com</text:span><text:span text:style-name="T2">/</text:span><text:span text:style-name="T2">p</text:span><text:span text:style-name="T2">/</text:span><text:span text:style-name="T2">qnet</text:span><text:span text:style-name="T2">-</text:span><text:span text:style-name="T2">ua</text:span><text:span text:style-name="T2">2011/)</text:span></text:p>
        </text:list-item>
        <text:list-item>
          <text:p text:style-name="P6">Se debe ingresar a la pestaña “Issues”. Alli se encuentran listados todos los issues. </text:p>
        </text:list-item>
      </text:list>
      <text:p text:style-name="P4"/>
      <text:p text:style-name="P7">La información de cada issue mostrada en la tabla es totalmente customizable, pudiendo ordenar los issues por cualquier columna, o agregar y sacar columnas a través del botón con label “...” al final de la fila con los nombres de cada columna.</text:p>
      <text:p text:style-name="P7">Al hacer click en cualquier issue, se abriran los detalles del mismo mostrando el reporte del bug. Cualquier persona podrá agregar un comentario al final de la pagina y solo las personas autorizadas para modificar el proyecto (administradores y desarrolladores) podrán modificar el estado del bug o alguna característica de el como por ejemplo su prioridad o sprint que debe estar corregido.</text:p>
      <text:p text:style-name="P7"/>
      <text:p text:style-name="P7">Los datos mas importantes de cada issue son:</text:p>
      <text:list xml:id="list1573004658" text:style-name="WW8Num2">
        <text:list-item>
          <text:p text:style-name="P8">ID - Id del issue.</text:p>
        </text:list-item>
        <text:list-item>
          <text:p text:style-name="P8">Type - (Defect, enhancement, other)</text:p>
        </text:list-item>
        <text:list-item>
          <text:p text:style-name="P9">Status - (New, Started / Fixed, Verified, Duplicate, WontFix)</text:p>
        </text:list-item>
        <text:list-item>
          <text:p text:style-name="P9">Priority - (Low, Medium, High, Critical)</text:p>
        </text:list-item>
        <text:list-item>
          <text:p text:style-name="P9">Sprint - Sprint en el cual se observo el issue (One, Two, Three)</text:p>
        </text:list-item>
        <text:list-item>
          <text:p text:style-name="P8">Fixby - Sprint en el cual se debe corregir el issue (One, Two, Three)</text:p>
        </text:list-item>
        <text:list-item>
          <text:p text:style-name="P8">Versión ( Es la versión del producto a la que se refiere)</text:p>
        </text:list-item>
      </text:list>
      <text:p text:style-name="P7"/>
      <text:p text:style-name="P3">Pasos para la creación de un Issue:</text:p>
      <text:p text:style-name="P3"/>
      <text:list xml:id="list212752308" text:style-name="WW8Num3">
        <text:list-item>
          <text:p text:style-name="P13">Loguearse a google code.</text:p>
        </text:list-item>
        <text:list-item>
          <text:p text:style-name="P12"><text:span text:style-name="T1">Conectarse al siguiente link : </text:span><text:a xlink:type="simple" xlink:href="http://code.google.com/p/qnet-ua2011/issues/list"><text:span text:style-name="Internet_20_link"><text:span text:style-name="T1">http://code.google.com/p/qnet-ua2011/issues/list</text:span></text:span></text:a></text:p>
        </text:list-item>
        <text:list-item>
          <text:p text:style-name="P13">Seleccionar el botón: New issue</text:p>
        </text:list-item>
        <text:list-item>
          <text:p text:style-name="P13">Determinar el tipo de template del issue en cuestión. Opciones:</text:p>
          <text:list>
            <text:list-item>
              <text:p text:style-name="P13">Defect Report from User.</text:p>
            </text:list-item>
            <text:list-item>
              <text:p text:style-name="P13">Defect Report from Developer.</text:p>
            </text:list-item>
          </text:list>
        </text:list-item>
        <text:list-item>
          <text:p text:style-name="P13">Seleccionar:</text:p>
          <text:list>
            <text:list-item>
              <text:p text:style-name="P13">Prioridad</text:p>
            </text:list-item>
            <text:list-item>
              <text:p text:style-name="P13">Tipo de Issue</text:p>
            </text:list-item>
            <text:list-item>
              <text:p text:style-name="P13"><text:soft-page-break/>Sprint en el que debe ser corregido</text:p>
            </text:list-item>
            <text:list-item>
              <text:p text:style-name="P13">Versión en la que fue encontrado el bug.</text:p>
            </text:list-item>
          </text:list>
        </text:list-item>
        <text:list-item>
          <text:p text:style-name="P13">Guardar el Issue mediante el botón Submit Issue.</text:p>
        </text:list-item>
      </text:list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fo:color="#000000" style:font-name="Arial" fo:font-size="11pt" fo:language="es" fo:country="AR" style:font-name-asian="Arial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fo:text-indent="0in" style:auto-text-indent="false"/>
      <style:text-properties fo:color="#000000" style:font-name="Calibri" style:font-name-asian="Calibri" style:font-name-complex="Times New Roman"/>
    </style:style>
    <style:style style:name="WW8Num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5in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3in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22:51:07</meta:creation-date>
    <meta:editing-cycles>1</meta:editing-cycles>
    <meta:editing-duration>P0D</meta:editing-duration>
    <meta:document-statistic meta:table-count="0" meta:image-count="0" meta:object-count="0" meta:page-count="2" meta:paragraph-count="26" meta:word-count="305" meta:character-count="1762"/>
    <meta:generator>LibreOffice/3.3$Linux LibreOffice_project/330m19$Build-301</meta:generator>
    <meta:user-defined meta:name="Info 1"/>
    <meta:user-defined meta:name="Info 2"/>
    <meta:user-defined meta:name="Info 3"/>
    <meta:user-defined meta:name="Info 4"/>
  </office:meta>
</office:document-meta>
</file>